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aco" svg:font-family="Monaco, Consolas, 'Bitstream Vera Sans Mono', Courier, 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0091" officeooo:paragraph-rsid="000e0091"/>
    </style:style>
    <style:style style:name="P2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fo:font-weight="normal" officeooo:rsid="000e0091" officeooo:paragraph-rsid="000e0091"/>
    </style:style>
    <style:style style:name="P3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fo:font-weight="normal" officeooo:rsid="000e5557" officeooo:paragraph-rsid="000e5557"/>
    </style:style>
    <style:style style:name="P4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fo:font-weight="normal" officeooo:rsid="000e587e" officeooo:paragraph-rsid="000e587e"/>
    </style:style>
    <style:style style:name="P5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fo:font-weight="normal" officeooo:rsid="000ea81f" officeooo:paragraph-rsid="000ea81f"/>
    </style:style>
    <style:style style:name="P6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fo:font-weight="normal" officeooo:rsid="000eb102" officeooo:paragraph-rsid="000eb102"/>
    </style:style>
    <style:style style:name="P7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fo:font-weight="normal" officeooo:rsid="00104065" officeooo:paragraph-rsid="00104065"/>
    </style:style>
    <style:style style:name="T1" style:family="text">
      <style:text-properties officeooo:rsid="000e587e"/>
    </style:style>
    <style:style style:name="T2" style:family="text">
      <style:text-properties officeooo:rsid="000eb102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68488854" text:style-name="L1">
        <text:list-item>
          <text:p text:style-name="P1">Pwd</text:p>
        </text:list-item>
        <text:list-item>
          <text:p text:style-name="P1">chmod 744</text:p>
        </text:list-item>
        <text:list-item>
          <text:p text:style-name="P2">useradd</text:p>
        </text:list-item>
        <text:list-item>
          <text:p text:style-name="P2">sudo install mysql<text:tab/></text:p>
        </text:list-item>
        <text:list-item>
          <text:p text:style-name="P2">i for insert and :w for save</text:p>
        </text:list-item>
        <text:list-item>
          <text:p text:style-name="P3">i &lt;index number&gt;</text:p>
        </text:list-item>
        <text:list-item>
          <text:p text:style-name="P3">pidof mysql</text:p>
        </text:list-item>
        <text:list-item>
          <text:p text:style-name="P3">scp /home/yash/<text:span text:style-name="T1">position.sh</text:span> <text:a xlink:type="simple" xlink:href="mailto:username@domain" text:style-name="Internet_20_link" text:visited-style-name="Visited_20_Internet_20_Link">username@domain</text:a>:/home/xxx/xxx</text:p>
        </text:list-item>
        <text:list-item>
          <text:p text:style-name="P4">ls -l *.txt</text:p>
        </text:list-item>
        <text:list-item>
          <text:p text:style-name="P4">kill -9</text:p>
        </text:list-item>
        <text:list-item>
          <text:p text:style-name="P4">head </text:p>
        </text:list-item>
        <text:list-item>
          <text:p text:style-name="P5">df -avail</text:p>
        </text:list-item>
        <text:list-item>
          <text:p text:style-name="P5">rmdir</text:p>
        </text:list-item>
        <text:list-item>
          <text:p text:style-name="P5">awk</text:p>
        </text:list-item>
        <text:list-item>
          <text:p text:style-name="P5">date <text:s/>+%d/%m/%Y</text:p>
        </text:list-item>
        <text:list-item>
          <text:p text:style-name="P6">truncate -s 0 &lt;file&gt;</text:p>
        </text:list-item>
        <text:list-item>
          <text:p text:style-name="P6">744</text:p>
        </text:list-item>
        <text:list-item>
          <text:p text:style-name="P5"><text:s/><text:span text:style-name="T2">passwd</text:span></text:p>
        </text:list-item>
        <text:list-item>
          <text:p text:style-name="P6"/>
        </text:list-item>
        <text:list-item>
          <text:p text:style-name="P7">groupadd roo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aco" svg:font-family="Monaco, Consolas, 'Bitstream Vera Sans Mono', Courier, 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2:08:04.526591749</meta:creation-date>
    <meta:generator>LibreOffice/6.0.3.2$Linux_X86_64 LibreOffice_project/00m0$Build-2</meta:generator>
    <dc:date>2019-01-16T13:01:21.137236404</dc:date>
    <meta:editing-duration>PT57S</meta:editing-duration>
    <meta:editing-cycles>1</meta:editing-cycles>
    <meta:document-statistic meta:table-count="0" meta:image-count="0" meta:object-count="0" meta:page-count="1" meta:paragraph-count="20" meta:word-count="62" meta:character-count="298" meta:non-whitespace-character-count="271"/>
  </office:meta>
</office:document-meta>
</file>